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C00000020CD044966E85FC527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ingbats" svg:font-family="Dingbat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1021" officeooo:paragraph-rsid="00181021"/>
    </style:style>
    <style:style style:name="P2" style:family="paragraph" style:parent-style-name="Standard">
      <style:text-properties officeooo:rsid="00181021" officeooo:paragraph-rsid="0020adcb"/>
    </style:style>
    <style:style style:name="P3" style:family="paragraph" style:parent-style-name="Standard">
      <style:text-properties fo:font-size="16pt" fo:font-weight="bold" officeooo:rsid="00181021" officeooo:paragraph-rsid="00181021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181021"/>
    </style:style>
    <style:style style:name="P5" style:family="paragraph" style:parent-style-name="Standard" style:list-style-name="L1">
      <style:text-properties officeooo:paragraph-rsid="00181021"/>
    </style:style>
    <style:style style:name="P6" style:family="paragraph" style:parent-style-name="Standard" style:list-style-name="L2">
      <style:text-properties officeooo:paragraph-rsid="00181021"/>
    </style:style>
    <style:style style:name="P7" style:family="paragraph" style:parent-style-name="Standard" style:list-style-name="L3">
      <style:text-properties officeooo:paragraph-rsid="00181021"/>
    </style:style>
    <style:style style:name="P8" style:family="paragraph" style:parent-style-name="Standard" style:list-style-name="L4">
      <style:text-properties officeooo:paragraph-rsid="00181021"/>
    </style:style>
    <style:style style:name="P9" style:family="paragraph" style:parent-style-name="Standard" style:list-style-name="L4">
      <style:text-properties officeooo:paragraph-rsid="001bca9e"/>
    </style:style>
    <style:style style:name="P10" style:family="paragraph" style:parent-style-name="Standard" style:list-style-name="L7">
      <style:text-properties officeooo:rsid="00194e91" officeooo:paragraph-rsid="00194e91"/>
    </style:style>
    <style:style style:name="P11" style:family="paragraph" style:parent-style-name="Standard" style:list-style-name="L7">
      <style:text-properties officeooo:rsid="00194e91" officeooo:paragraph-rsid="001bca9e"/>
    </style:style>
    <style:style style:name="P12" style:family="paragraph" style:parent-style-name="Standard">
      <style:text-properties officeooo:rsid="00194e91" officeooo:paragraph-rsid="00194e91"/>
    </style:style>
    <style:style style:name="P13" style:family="paragraph" style:parent-style-name="Standard">
      <style:text-properties officeooo:rsid="001aeb47" officeooo:paragraph-rsid="001aeb47"/>
    </style:style>
    <style:style style:name="P14" style:family="paragraph" style:parent-style-name="Standard" style:list-style-name="L13">
      <style:text-properties officeooo:rsid="001aeb47" officeooo:paragraph-rsid="0026e07d"/>
    </style:style>
    <style:style style:name="P15" style:family="paragraph" style:parent-style-name="Standard" style:list-style-name="L7">
      <style:text-properties officeooo:rsid="001bca9e" officeooo:paragraph-rsid="001bca9e"/>
    </style:style>
    <style:style style:name="P16" style:family="paragraph" style:parent-style-name="Standard">
      <style:text-properties officeooo:rsid="001bca9e" officeooo:paragraph-rsid="001bca9e"/>
    </style:style>
    <style:style style:name="P17" style:family="paragraph" style:parent-style-name="Standard" style:list-style-name="L4">
      <style:text-properties officeooo:rsid="001bca9e" officeooo:paragraph-rsid="001bca9e"/>
    </style:style>
    <style:style style:name="P18" style:family="paragraph" style:parent-style-name="Standard" style:list-style-name="L10">
      <style:text-properties officeooo:rsid="001d70c1" officeooo:paragraph-rsid="001d70c1"/>
    </style:style>
    <style:style style:name="P19" style:family="paragraph" style:parent-style-name="Standard" style:list-style-name="L11">
      <style:text-properties officeooo:rsid="001e98b2" officeooo:paragraph-rsid="001e98b2"/>
    </style:style>
    <style:style style:name="P20" style:family="paragraph" style:parent-style-name="Standard" style:list-style-name="L12">
      <style:text-properties officeooo:rsid="0020adcb" officeooo:paragraph-rsid="0020adcb"/>
    </style:style>
    <style:style style:name="P21" style:family="paragraph" style:parent-style-name="Standard" style:list-style-name="L14">
      <style:text-properties officeooo:rsid="0020adcb" officeooo:paragraph-rsid="0023daf5"/>
    </style:style>
    <style:style style:name="P22" style:family="paragraph" style:parent-style-name="Standard">
      <style:text-properties officeooo:rsid="0020adcb" officeooo:paragraph-rsid="001d70c1"/>
    </style:style>
    <style:style style:name="P23" style:family="paragraph" style:parent-style-name="Standard" style:list-style-name="L7">
      <style:text-properties officeooo:rsid="00222753" officeooo:paragraph-rsid="00222753"/>
    </style:style>
    <style:style style:name="P24" style:family="paragraph" style:parent-style-name="Standard" style:list-style-name="L4">
      <style:text-properties officeooo:rsid="00222753" officeooo:paragraph-rsid="00222753"/>
    </style:style>
    <style:style style:name="P25" style:family="paragraph" style:parent-style-name="Standard" style:list-style-name="L4">
      <style:text-properties officeooo:rsid="0022c230" officeooo:paragraph-rsid="0022c230"/>
    </style:style>
    <style:style style:name="P26" style:family="paragraph" style:parent-style-name="Standard" style:list-style-name="L13">
      <style:text-properties officeooo:paragraph-rsid="0022c230"/>
    </style:style>
    <style:style style:name="P27" style:family="paragraph" style:parent-style-name="Standard" style:list-style-name="L13">
      <style:text-properties officeooo:paragraph-rsid="0026e07d"/>
    </style:style>
    <style:style style:name="P28" style:family="paragraph" style:parent-style-name="Standard" style:list-style-name="L14">
      <style:text-properties officeooo:rsid="0023daf5" officeooo:paragraph-rsid="0023daf5"/>
    </style:style>
    <style:style style:name="P29" style:family="paragraph" style:parent-style-name="Standard">
      <style:text-properties officeooo:rsid="0023daf5" officeooo:paragraph-rsid="00181021"/>
    </style:style>
    <style:style style:name="P30" style:family="paragraph" style:parent-style-name="Standard" style:list-style-name="L15">
      <style:text-properties officeooo:rsid="0023daf5" officeooo:paragraph-rsid="0023daf5"/>
    </style:style>
    <style:style style:name="P31" style:family="paragraph" style:parent-style-name="Standard" style:list-style-name="L14">
      <style:text-properties officeooo:paragraph-rsid="0024c6c5"/>
    </style:style>
    <style:style style:name="P32" style:family="paragraph" style:parent-style-name="Standard" style:list-style-name="L14">
      <style:text-properties officeooo:rsid="0024addb" officeooo:paragraph-rsid="0024addb"/>
    </style:style>
    <style:style style:name="P33" style:family="paragraph" style:parent-style-name="Standard" style:list-style-name="L15">
      <style:text-properties officeooo:rsid="0024addb" officeooo:paragraph-rsid="0024addb"/>
    </style:style>
    <style:style style:name="P34" style:family="paragraph" style:parent-style-name="Standard" style:list-style-name="L17">
      <style:text-properties officeooo:rsid="0024addb" officeooo:paragraph-rsid="0024addb"/>
    </style:style>
    <style:style style:name="P35" style:family="paragraph" style:parent-style-name="Standard" style:list-style-name="L15">
      <style:text-properties officeooo:rsid="0025f772" officeooo:paragraph-rsid="0025f772"/>
    </style:style>
    <style:style style:name="P36" style:family="paragraph" style:parent-style-name="Standard" style:list-style-name="L13">
      <style:text-properties officeooo:rsid="0026e07d" officeooo:paragraph-rsid="0026e07d"/>
    </style:style>
    <style:style style:name="P37" style:family="paragraph" style:parent-style-name="Standard" style:list-style-name="L7">
      <style:text-properties officeooo:rsid="0026e07d" officeooo:paragraph-rsid="0026e07d"/>
    </style:style>
    <style:style style:name="P38" style:family="paragraph" style:parent-style-name="Standard" style:list-style-name="L18">
      <style:text-properties officeooo:rsid="00285e0e" officeooo:paragraph-rsid="00285e0e"/>
    </style:style>
    <style:style style:name="P39" style:family="paragraph" style:parent-style-name="Standard">
      <style:text-properties officeooo:rsid="00285e0e" officeooo:paragraph-rsid="00285e0e"/>
    </style:style>
    <style:style style:name="P40" style:family="paragraph" style:parent-style-name="Text_20_body" style:list-style-name="L19"/>
    <style:style style:name="P41" style:family="paragraph" style:parent-style-name="Text_20_body" style:list-style-name="L18">
      <style:text-properties officeooo:paragraph-rsid="00285e0e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65e3"/>
    </style:style>
    <style:style style:name="T4" style:family="text">
      <style:text-properties style:text-outline="false" fo:font-size="13pt" fo:font-style="normal" fo:text-shadow="none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5" style:family="text">
      <style:text-properties officeooo:rsid="00181021"/>
    </style:style>
    <style:style style:name="T6" style:family="text">
      <style:text-properties officeooo:rsid="001a5314"/>
    </style:style>
    <style:style style:name="T7" style:family="text">
      <style:text-properties officeooo:rsid="0020adcb"/>
    </style:style>
    <style:style style:name="T8" style:family="text">
      <style:text-properties officeooo:rsid="0023daf5"/>
    </style:style>
    <style:style style:name="T9" style:family="text">
      <style:text-properties officeooo:rsid="0024addb"/>
    </style:style>
    <style:style style:name="T10" style:family="text">
      <style:text-properties officeooo:rsid="0024c6c5"/>
    </style:style>
    <style:style style:name="T11" style:family="text">
      <style:text-properties officeooo:rsid="0025c4a1"/>
    </style:style>
    <style:style style:name="T12" style:family="text">
      <style:text-properties officeooo:rsid="0025f772"/>
    </style:style>
    <style:style style:name="T13" style:family="text">
      <style:text-properties officeooo:rsid="00285e0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image text:level="1" xlink:href="Pictures/100000000000001C00000020CD044966E85FC527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00000001C00000020CD044966E85FC527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00000001C00000020CD044966E85FC527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00000001C00000020CD044966E85FC527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00000001C00000020CD044966E85FC527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00000001C00000020CD044966E85FC527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00000001C00000020CD044966E85FC527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00000001C00000020CD044966E85FC527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00000001C00000020CD044966E85FC527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00000001C00000020CD044966E85FC527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1)INTRODUCTION</text:p>
      <text:p text:style-name="P1"/>
      <text:p text:style-name="P1"/>
      <text:p text:style-name="P1"/>
      <text:p text:style-name="P3">2)Présentation de l'organisme</text:p>
      <text:p text:style-name="P1"><text:tab/><text:span text:style-name="T1">2.1)présentation générale</text:span></text:p>
      <text:p text:style-name="P1"/>
      <text:list xml:id="list8692182769670314428" text:style-name="L1">
        <text:list-item>
          <text:p text:style-name="P5"><text:span text:style-name="T5">Université d’Auvergne (UdA): 16 000 étudiants, 3 000 étrangers </text:span></text:p>
        </text:list-item>
      </text:list>
      <text:p text:style-name="P4"><text:span text:style-name="T5">3 Écoles universitaires (Droit,Économie,Management); 3 Facultés (Médecine,Pharmacie,Chirurgie Dentaire)</text:span></text:p>
      <text:p text:style-name="P1">IUT (Biologie,Informatique (Informatique,réseaux et multimédia), SI (Sciences pour l’ingénieur),Gestion)</text:p>
      <text:p text:style-name="P1">22 labos dont EA CIDAM</text:p>
      <text:p text:style-name="P1"/>
      <text:list xml:id="list3696735067519467996" text:style-name="L2">
        <text:list-item>
          <text:p text:style-name="P6"><text:span text:style-name="T5">EA CIDAM: http://pharmacie.u-clermont1.fr/ea-cidam.html</text:span></text:p>
        </text:list-item>
      </text:list>
      <text:p text:style-name="P1"/>
      <text:p text:style-name="P1"><text:tab/><text:span text:style-name="T1">2.2)conditions du stage</text:span></text:p>
      <text:p text:style-name="P1"/>
      <text:list xml:id="list4795818486190636370" text:style-name="L3">
        <text:list-item>
          <text:p text:style-name="P7"><text:span text:style-name="T5">locaux</text:span></text:p>
        </text:list-item>
        <text:list-item>
          <text:p text:style-name="P7"><text:span text:style-name="T5">equipe</text:span></text:p>
        </text:list-item>
      </text:list>
      <text:p text:style-name="P1"/>
      <text:p text:style-name="P3">3)Moyens techniques</text:p>
      <text:p text:style-name="P1"><text:tab/><text:span text:style-name="T1">3.1)Outils bioinformatiques utilisés</text:span></text:p>
      <text:p text:style-name="P1"><text:tab/><text:tab/><text:span text:style-name="T4">3.1.1)ASaiM</text:span></text:p>
      <text:p text:style-name="P1"/>
      <text:list xml:id="list2755473492783700883" text:style-name="L18">
        <text:list-item>
          <text:p text:style-name="P38">presentation générale</text:p>
        </text:list-item>
        <text:list-item>
          <text:p text:style-name="P38">environment</text:p>
        </text:list-item>
        <text:list-item>
          <text:p text:style-name="P38">framework</text:p>
        </text:list-item>
        <text:list-item>
          <text:p text:style-name="P38">interface web</text:p>
        </text:list-item>
      </text:list>
      <text:p text:style-name="P1"/>
      <text:p text:style-name="P1"><text:tab/><text:tab/><text:span text:style-name="T2">3.1.2)Galaxy</text:span></text:p>
      <text:p text:style-name="P1"/>
      <text:list xml:id="list1344706772592533949" text:style-name="L10">
        <text:list-item>
          <text:p text:style-name="P18">plate-forme open source</text:p>
        </text:list-item>
        <text:list-item>
          <text:p text:style-name="P18">acessible en ligne + téléchargeable en local</text:p>
          <text:list>
            <text:list-item>
              <text:p text:style-name="P18">interêt en ligne</text:p>
              <text:list>
                <text:list-item>
                  <text:p text:style-name="P18">outils installés → utilisation rapide</text:p>
                </text:list-item>
                <text:list-item>
                  <text:p text:style-name="P18">puissance→ tourne avec données taille conséquentes</text:p>
                </text:list-item>
              </text:list>
            </text:list-item>
            <text:list-item>
              <text:p text:style-name="P18">interêt local</text:p>
              <text:list>
                <text:list-item>
                  <text:p text:style-name="P18">selectionner propres outils</text:p>
                </text:list-item>
                <text:list-item>
                  <text:p text:style-name="P18">pas de file d'attente→ outils et inputs de petite taille</text:p>
                </text:list-item>
              </text:list>
            </text:list-item>
          </text:list>
        </text:list-item>
        <text:list-item>
          <text:p text:style-name="P18">analyses simples(entrer params), complètes et reproductibles</text:p>
        </text:list-item>
        <text:list-item>
          <text:p text:style-name="P18">resultats=datasets</text:p>
        </text:list-item>
      </text:list>
      <text:p text:style-name="P22"/>
      <text:p text:style-name="P1"/>
      <text:p text:style-name="P1"><text:tab/><text:tab/><text:span text:style-name="T2">3.1.3)Wrapper</text:span></text:p>
      <text:p text:style-name="P1"/>
      <text:list xml:id="list7251327228777830043" text:style-name="L7">
        <text:list-item>
          <text:p text:style-name="P15">wrapper :</text:p>
          <text:list>
            <text:list-item>
              <text:p text:style-name="P15">interface, paquetage outil</text:p>
            </text:list-item>
            <text:list-item>
              <text:p text:style-name="P15"><text:soft-page-break/>« appel » automatique de l'outil et des packages requis</text:p>
            </text:list-item>
          </text:list>
        </text:list-item>
      </text:list>
      <text:p text:style-name="P16"><text:tab/><text:tab/></text:p>
      <text:list xml:id="list142727730626806" text:continue-numbering="true" text:style-name="L7">
        <text:list-item>
          <text:p text:style-name="P10">code xml :</text:p>
          <text:list>
            <text:list-item>
              <text:p text:style-name="P10">&lt;<text:span text:style-name="T6">tool</text:span>&gt; + &lt;description&gt;</text:p>
            </text:list-item>
            <text:list-item>
              <text:p text:style-name="P10">&lt;requirements&gt; + &lt;version_command&gt;</text:p>
            </text:list-item>
            <text:list-item>
              <text:p text:style-name="P10">&lt;command&gt;</text:p>
            </text:list-item>
            <text:list-item>
              <text:p text:style-name="P10">&lt;inputs&gt;</text:p>
            </text:list-item>
            <text:list-item>
              <text:p text:style-name="P11">&lt;outputs&gt;</text:p>
            </text:list-item>
            <text:list-item>
              <text:p text:style-name="P11">&lt;tests&gt;<text:tab/></text:p>
            </text:list-item>
            <text:list-item>
              <text:p text:style-name="P11">&lt;help&gt; + &lt;citations&gt;</text:p>
            </text:list-item>
          </text:list>
        </text:list-item>
      </text:list>
      <text:p text:style-name="P12"/>
      <text:p text:style-name="P2"/>
      <text:list xml:id="list142727051976777" text:continue-numbering="true" text:style-name="L7">
        <text:list-item>
          <text:p text:style-name="P23">Le test dans les wrappers</text:p>
          <text:list>
            <text:list-item>
              <text:p text:style-name="P37">part du principe que l'outil sur le quel on travil fonctionne correctement</text:p>
            </text:list-item>
            <text:list-item>
              <text:p text:style-name="P37">test wrapper doit utiliser au moins une fois chaque paramètre</text:p>
            </text:list-item>
            <text:list-item>
              <text:p text:style-name="P37">utilise fichiers de tests : de petite taille, même caract éristiques que fichier normal, données réalistes</text:p>
            </text:list-item>
            <text:list-item>
              <text:p text:style-name="P37"/>
            </text:list-item>
          </text:list>
        </text:list-item>
      </text:list>
      <text:p text:style-name="P2"/>
      <text:p text:style-name="P1"><text:tab/><text:tab/></text:p>
      <text:p text:style-name="P1"><text:tab/><text:span text:style-name="T1">3.2)"Techniques utilisées"</text:span></text:p>
      <text:p text:style-name="P1"><text:tab/><text:tab/><text:span text:style-name="T2">3.2.1)"Travail en collaboration"</text:span></text:p>
      <text:p text:style-name="P1"/>
      <text:list xml:id="list5360175334406204641" text:style-name="L4">
        <text:list-item>
          <text:p text:style-name="P8"><text:span text:style-name="T5">git</text:span></text:p>
          <text:list>
            <text:list-item>
              <text:p text:style-name="P17">branches indépendantes + arborescence</text:p>
            </text:list-item>
            <text:list-item>
              <text:p text:style-name="P17">commit</text:p>
            </text:list-item>
            <text:list-item>
              <text:p text:style-name="P24">accès anciens commits</text:p>
            </text:list-item>
          </text:list>
        </text:list-item>
        <text:list-item>
          <text:p text:style-name="P9"><text:span text:style-name="T5">github</text:span></text:p>
          <text:list>
            <text:list-item>
              <text:p text:style-name="P9"><text:span text:style-name="T5">PR</text:span></text:p>
            </text:list-item>
            <text:list-item>
              <text:p text:style-name="P25">collaborateurs</text:p>
            </text:list-item>
          </text:list>
        </text:list-item>
      </text:list>
      <text:p text:style-name="P1"/>
      <text:p text:style-name="P1"><text:tab/><text:tab/><text:span text:style-name="T2">3.2.2)planemo</text:span></text:p>
      <text:p text:style-name="P1"/>
      <text:list xml:id="list6587508320560912830" text:style-name="L11">
        <text:list-item>
          <text:p text:style-name="P19">presentation planemo</text:p>
        </text:list-item>
        <text:list-item>
          <text:p text:style-name="P19">commandes planemo</text:p>
          <text:list>
            <text:list-item>
              <text:p text:style-name="P19">tool_init</text:p>
            </text:list-item>
            <text:list-item>
              <text:p text:style-name="P19">lint + shed_lint</text:p>
            </text:list-item>
            <text:list-item>
              <text:p text:style-name="P19">test</text:p>
            </text:list-item>
            <text:list-item>
              <text:p text:style-name="P19">shed_create + shed update</text:p>
            </text:list-item>
          </text:list>
        </text:list-item>
      </text:list>
      <text:p text:style-name="P1"/>
      <text:p text:style-name="P1"><text:tab/><text:tab/><text:span text:style-name="T2">3.2.3)Travis </text:span><text:span text:style-name="T3">CI</text:span></text:p>
      <text:p text:style-name="P1"/>
      <text:list xml:id="list4610221311841287369" text:style-name="L12">
        <text:list-item>
          <text:p text:style-name="P20">presentation travis</text:p>
        </text:list-item>
        <text:list-item>
          <text:p text:style-name="P20">intérêt</text:p>
        </text:list-item>
        <text:list-item>
          <text:p text:style-name="P20">travis.yml</text:p>
        </text:list-item>
      </text:list>
      <text:p text:style-name="P1"><text:tab/></text:p>
      <text:p text:style-name="P1"/>
      <text:p text:style-name="P3">4)Travaux réalisés</text:p>
      <text:p text:style-name="P1"><text:tab/><text:span text:style-name="T1">4.1)outils</text:span></text:p>
      <text:p text:style-name="P1"><text:soft-page-break/></text:p>
      <text:list xml:id="list1711079591487635060" text:style-name="L13">
        <text:list-item>
          <text:p text:style-name="P26"><text:span text:style-name="T7">presentation certains outils</text:span></text:p>
          <text:list>
            <text:list-item>
              <text:p text:style-name="P27"><text:span text:style-name="T7">combine_metaphlan2_humann2</text:span></text:p>
            </text:list-item>
            <text:list-item>
              <text:p text:style-name="P27"><text:span text:style-name="T7">extract_min_max_lines</text:span></text:p>
            </text:list-item>
            <text:list-item>
              <text:p text:style-name="P26"><text:span text:style-name="T7">fasta_add_barcode</text:span></text:p>
            </text:list-item>
            <text:list-item>
              <text:p text:style-name="P27"><text:span text:style-name="T7">extract_sequence_file</text:span></text:p>
            </text:list-item>
            <text:list-item>
              <text:p text:style-name="P26"><text:span text:style-name="T7">normalize_dataset</text:span></text:p>
            </text:list-item>
            <text:list-item>
              <text:p text:style-name="P27"><text:span text:style-name="T7">format_metaphlan2_output</text:span></text:p>
            </text:list-item>
            <text:list-item>
              <text:p text:style-name="P36">outils plot</text:p>
              <text:list>
                <text:list-item>
                  <text:p text:style-name="P26"><text:span text:style-name="T7">plot_generic_x_y_plot</text:span></text:p>
                </text:list-item>
                <text:list-item>
                  <text:p text:style-name="P26"><text:span text:style-name="T7">plot_barplot</text:span></text:p>
                </text:list-item>
                <text:list-item>
                  <text:p text:style-name="P26"><text:span text:style-name="T7">plot_grouped_barplot</text:span></text:p>
                </text:list-item>
              </text:list>
            </text:list-item>
            <text:list-item>
              <text:p text:style-name="P26"><text:span text:style-name="T7">cdhit</text:span></text:p>
              <text:list>
                <text:list-item>
                  <text:p text:style-name="P26"><text:span text:style-name="T7">cd_hit_est</text:span></text:p>
                </text:list-item>
                <text:list-item>
                  <text:p text:style-name="P26"><text:span text:style-name="T7">cd_hit_protein</text:span></text:p>
                </text:list-item>
                <text:list-item>
                  <text:p text:style-name="P27"><text:span text:style-name="T7">format_cd_hit_output<text:tab/><text:tab/><text:tab/></text:span></text:p>
                </text:list-item>
              </text:list>
            </text:list-item>
            <text:list-item>
              <text:p text:style-name="P26"><text:span text:style-name="T7">graphlan</text:span></text:p>
              <text:list>
                <text:list-item>
                  <text:p text:style-name="P27"><text:span text:style-name="T7">export2graphlan</text:span></text:p>
                </text:list-item>
                <text:list-item>
                  <text:p text:style-name="P26"><text:span text:style-name="T7">graphlan</text:span></text:p>
                </text:list-item>
                <text:list-item>
                  <text:p text:style-name="P26"><text:span text:style-name="T7">graphlan_annotate</text:span></text:p>
                </text:list-item>
              </text:list>
            </text:list-item>
            <text:list-item>
              <text:p text:style-name="P26"><text:span text:style-name="T7">humann2</text:span></text:p>
              <text:list>
                <text:list-item>
                  <text:p text:style-name="P26"><text:span text:style-name="T7">humann2_join_tables</text:span></text:p>
                </text:list-item>
                <text:list-item>
                  <text:p text:style-name="P26"><text:span text:style-name="T7">humann2_reduce_table</text:span></text:p>
                </text:list-item>
                <text:list-item>
                  <text:p text:style-name="P26"><text:span text:style-name="T7">humann2_regroup_table</text:span></text:p>
                </text:list-item>
                <text:list-item>
                  <text:p text:style-name="P26"><text:span text:style-name="T7">humann2_rename_table</text:span></text:p>
                </text:list-item>
                <text:list-item>
                  <text:p text:style-name="P26"><text:span text:style-name="T7">humann2_renorm_table</text:span></text:p>
                </text:list-item>
                <text:list-item>
                  <text:p text:style-name="P26"><text:span text:style-name="T7">humann2_split_table<text:tab/></text:span></text:p>
                </text:list-item>
                <text:list-item>
                  <text:p text:style-name="P14"><text:span text:style-name="T7">compare_humann2_output</text:span></text:p>
                </text:list-item>
              </text:list>
            </text:list-item>
          </text:list>
        </text:list-item>
      </text:list>
      <text:p text:style-name="P13"/>
      <text:p text:style-name="P1"/>
      <text:p text:style-name="P1"><text:tab/><text:span text:style-name="T1">4.2)Pb rencontrés</text:span></text:p>
      <text:p text:style-name="P29"/>
      <text:list xml:id="list5266592873338297811" text:style-name="L14">
        <text:list-item>
          <text:p text:style-name="P21">fichiers de test manquants</text:p>
        </text:list-item>
        <text:list-item>
          <text:p text:style-name="P28">problèmes liés a galaxy</text:p>
          <text:list>
            <text:list-item>
              <text:p text:style-name="P28">fichers téléchargés renommés data.. <text:s/>ex sortie join_tables</text:p>
            </text:list-item>
          </text:list>
        </text:list-item>
        <text:list-item>
          <text:p text:style-name="P28">spécificitées liées aux outils : <text:span text:style-name="T9">formats des fichiers</text:span></text:p>
        </text:list-item>
        <text:list-item>
          <text:p text:style-name="P32">paramètres optionnels : rename table</text:p>
        </text:list-item>
        <text:list-item>
          <text:p text:style-name="P31"><text:span text:style-name="T10">version d'un package : ex </text:span>graphlan/tool_dependencies.<text:span text:style-name="T10">xml</text:span></text:p>
        </text:list-item>
        <text:list-item>
          <text:p text:style-name="P21"><text:span text:style-name="T8">test ne pouvant exister : humann2_download</text:span></text:p>
        </text:list-item>
      </text:list>
      <text:p text:style-name="P1"/>
      <text:p text:style-name="P1"><text:tab/><text:span text:style-name="T1">4.3)Solution</text:span></text:p>
      <text:p text:style-name="P1"/>
      <text:list xml:id="list3370990735336407420" text:style-name="L17">
        <text:list-item>
          <text:p text:style-name="P34">nouveaux fichiers inputs : ex split table</text:p>
          <text:list>
            <text:list-item>
              <text:list>
                <text:list-header>
                  <text:p text:style-name="P34">→<text:span text:style-name="T11"> fichiers de test fourni par l'outil</text:span></text:p>
                </text:list-header>
              </text:list>
            </text:list-item>
          </text:list>
        </text:list-item>
      </text:list>
      <text:list xml:id="list5191576796345344125" text:style-name="L15">
        <text:list-item>
          <text:p text:style-name="P30">utilisation des outils pour obtenir les sorties</text:p>
        </text:list-item>
        <text:list-item>
          <text:p text:style-name="P33">modification des wrappers</text:p>
          <text:list>
            <text:list-item>
              <text:p text:style-name="P33"><text:span text:style-name="T12">ex </text:span>pour param optionnels : integration boucle if</text:p>
            </text:list-item>
            <text:list-item>
              <text:p text:style-name="P35">etc</text:p>
            </text:list-item>
          </text:list>
        </text:list-item>
      </text:list>
      <text:p text:style-name="P1"/>
      <text:p text:style-name="P1"><text:soft-page-break/></text:p>
      <text:p text:style-name="P3">5)Bilan</text:p>
      <text:p text:style-name="P1"><text:tab/><text:span text:style-name="T1">5.1)Bilan professionel</text:span></text:p>
      <text:p text:style-name="P1"/>
      <text:p text:style-name="P1"/>
      <text:p text:style-name="P1"/>
      <text:p text:style-name="P1"><text:tab/><text:span text:style-name="T1">5.2)Bilan personnel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ingbats" svg:font-family="Dingbat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6:10:35.666567438</meta:creation-date>
    <dc:date>2016-05-30T14:26:09.902575275</dc:date>
    <meta:editing-duration>P2DT21H29M57S</meta:editing-duration>
    <meta:editing-cycles>15</meta:editing-cycles>
    <meta:generator>LibreOffice/5.0.2.2$Linux_X86_64 LibreOffice_project/00m0$Build-2</meta:generator>
    <meta:document-statistic meta:table-count="0" meta:image-count="0" meta:object-count="0" meta:page-count="4" meta:paragraph-count="116" meta:word-count="420" meta:character-count="2900" meta:non-whitespace-character-count="2649"/>
  </office:meta>
</office:document-meta>
</file>